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2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>
        <table:iteration table:status="enable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ay of islands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a xlink:href="http://wms.niwa.co.nz/cgi-bin/basemap" xlink:type="simple">http://wms.niwa.co.nz/cgi-bin/basemap</text:a> 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a xlink:href="http://gis.niwa.co.nz/arcgis/services/OS2020/BoI_Bathymetry_MS/MapServer/WMSServer" xlink:type="simple">http://gis.niwa.co.nz/arcgis/services/OS2020/BoI_Bathymetry_MS/MapServer/WMSServer</text:a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a xlink:href="http://gis.niwa.co.nz/arcgis/services/OS2020/BoI_Backscatter/MapServer/WMSServer" xlink:type="simple">http://gis.niwa.co.nz/arcgis/services/OS2020/BoI_Backscatter/MapServer/WMSServer</text:a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a xlink:href="http://gis.niwa.co.nz/arcgis/services/OS2020/BoI_AerialPhoto_Color_MosaicFromNIWAGIS/MapServer/WMSServer" xlink:type="simple">http://gis.niwa.co.nz/arcgis/services/OS2020/BoI_AerialPhoto_Color_MosaicFromNIWAGIS/MapServer/WMSServer</text:a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a xlink:href="http://wms.niwa.co.nz/cgi-bin/stations" xlink:type="simple">http://wms.niwa.co.nz/cgi-bin/stations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smic and Multibeam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a xlink:href="http://wms.niwa.co.nz/cgi-bin/bnz_demo" xlink:type="simple">http://wms.niwa.co.nz/cgi-bin/bnz_demo</text:a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a xlink:href="http://wms.niwa.co.nz/cgi-bin/cc_context" xlink:type="simple">http://wms.niwa.co.nz/cgi-bin/cc_context</text:a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a xlink:href="http://wms.niwa.co.nz/cgi-bin/nz_poly" xlink:type="simple">http://wms.niwa.co.nz/cgi-bin/nz_poly</text:a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a xlink:href="http://wms.niwa.co.nz/cgi-bin/seismic_bw" xlink:type="simple">http://wms.niwa.co.nz/cgi-bin/seismic_bw</text:a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a xlink:href="http://wms.niwa.co.nz/cgi-bin/os2020_swath" xlink:type="simple">http://wms.niwa.co.nz/cgi-bin/os2020_swath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tham/Challenger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a xlink:href="http://boi.wms.niwa.co.nz/cgi-bin/mapserv?map=/srv/www/htdocs/mapdata/spittelr/species_list.map" xlink:type="simple">http://boi.wms.niwa.co.nz/cgi-bin/mapserv?map=/srv/www/htdocs/mapdata/spittelr/species_list.map</text:a> 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a xlink:href="http://wms.niwa.co.nz/cgi-bin/bnz_demo" xlink:type="simple">http://wms.niwa.co.nz/cgi-bin/bnz_demo</text:a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a xlink:href="http://wms.niwa.co.nz/cgi-bin/cc_context" xlink:type="simple">http://wms.niwa.co.nz/cgi-bin/cc_context</text:a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a xlink:href="http://wms.niwa.co.nz/cgi-bin/cc_biodiversity" xlink:type="simple">http://wms.niwa.co.nz/cgi-bin/cc_biodiversity</text:a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a xlink:href="http://wms.niwa.co.nz/cgi-bin/nz_poly" xlink:type="simple">http://wms.niwa.co.nz/cgi-bin/nz_poly</text:a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a xlink:href="http://wms.niwa.co.nz/cgi-bin/spp_model.cgi" xlink:type="simple">http://wms.niwa.co.nz/cgi-bin/spp_model.cgi</text:a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a xlink:href="http://wms.niwa.co.nz/cgi-bin/cc_biodiversity" xlink:type="simple">http://wms.niwa.co.nz/cgi-bin/cc_biodiversity</text:a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a xlink:href="http://wms.niwa.co.nz/cgi-bin/cc_stations" xlink:type="simple">http://wms.niwa.co.nz/cgi-bin/cc_stations</text:a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a xlink:href="https://marinedata-dev.niwa.co.nz/cgi-bin/cc_species_2_grp" xlink:type="simple">https://marinedata-dev.niwa.co.nz/cgi-bin/cc_species_2_grp</text:a> </text:p>
          </table:table-cell>
          <table:table-cell office:value-type="string" calcext:value-type="string">
            <text:p>Species layer f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sheries acoustics trans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a xlink:href="http://wms.niwa.co.nz/cgi-bin/bnz_demo" xlink:type="simple">http://wms.niwa.co.nz/cgi-bin/bnz_demo</text:a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a xlink:href="http://wms.niwa.co.nz/cgi-bin/cc_context" xlink:type="simple">http://wms.niwa.co.nz/cgi-bin/cc_context</text:a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a xlink:href="http://wms.niwa.co.nz/cgi-bin/nz_poly" xlink:type="simple">http://wms.niwa.co.nz/cgi-bin/nz_poly</text:a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a xlink:href="http://wms.niwa.co.nz/cgi-bin/acoustic" xlink:type="simple">http://wms.niwa.co.nz/cgi-bin/acoustic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ZO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a xlink:href="http://wms.niwa.co.nz/cgi-bin/bnz_demo" xlink:type="simple">http://wms.niwa.co.nz/cgi-bin/bnz_demo</text:a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a xlink:href="http://wms.niwa.co.nz/cgi-bin/nzoa_sites" xlink:type="simple">http://wms.niwa.co.nz/cgi-bin/nzoa_sites</text:a>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4T10:47:33.184780263</meta:creation-date>
    <dc:date>2020-08-24T11:01:28.360910327</dc:date>
    <meta:editing-duration>PT3M45S</meta:editing-duration>
    <meta:editing-cycles>1</meta:editing-cycles>
    <meta:document-statistic meta:table-count="1" meta:cell-count="31" meta:object-count="0"/>
    <meta:generator>LibreOffice/6.0.7.3$Linux_X86_64 LibreOffice_project/00m0$Build-3</meta:generator>
  </office:meta>
</office:document-meta>
</file>